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353cm" loext:contextual-spacing="false" fo:line-height="100%" fo:text-align="justify" style:justify-single-word="false"/>
    </style:style>
    <style:style style:name="P4" style:family="paragraph" style:parent-style-name="Standard" style:master-page-name="Standard">
      <style:paragraph-properties fo:margin-top="0cm" fo:margin-bottom="0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mlppolska.pl/topic/13760-dzień-w-którym-trixie-powiedziała-prawdę-z-slice-of-life-sad/" text:style-name="Internet_20_link" text:visited-style-name="Visited_20_Internet_20_Link"><text:span text:style-name="T1">Dzień, w którym Trixie powiedziała prawdę</text:span></text:a></text:p>
      <text:p text:style-name="P1">Autor: Hoffman</text:p>
      <text:p text:style-name="P1">[Sad] [Slice of life]</text:p>
      <text:p text:style-name="P2"/>
      <text:p text:style-name="P3">Długi, polski fanfik, który został ukończony i jeszcze nie był recenzowany na łamach naszego czasopisma? To zdecydowanie trzeba nadrobić, szczególnie że „Dzień, w którym Trixie powiedziała prawdę” jest pozycją ciekawą i wartą polecenia, choć przy tym niepozbawioną wad. Opinie o tym fanfiku są podzielone. Jednak pewne zarzuty się powielają i ja również zamierzam się do tego odnieść.</text:p>
      <text:p text:style-name="P3">Przede wszystkim Hoffman napisał fabułę osadzoną w czasie po odcinku „Magic Duel”, ale przed „No Second Prances”. Jest to więc historia alternatywna, w której Twilight jest księżniczką, ale za to nie pojawia się Starlight Glimmer. Dlatego Trixie z tego fanfika nie przypomina tej, którą znamy z sezonów szóstego i siódmego. Zamiast wciąż napuszonej, pewnej siebie i aroganckiej czarodziejki, dostajemy istotę złamaną i zdesperowaną.</text:p>
      <text:p text:style-name="P3">Tak, Trixie w „Dniu, w którym Trixie powiedziała prawdę” jest klaczą w gruncie rzeczy dobrą, którą zepsuło ciężkie źrebięctwo oraz pewna tajemnica, która wywróciła życie Twilight Sparkle do góry nogami. Kreacja najmłodszej z księżniczek to coś, co najbardziej zgrzytało wielu czytelnikom. Podejrzewam, że pomysł narodził się wkrótce po alikornizacji Twilight, bo mamy tu postać, której palma odbiła. Twilicorn jest pyszna, wredna i bardzo nieprzyjazna, do tego zapatrzona w siebie, swój sukces. To postać zdecydowanie negatywna i to tak, że wydaje się aż przerysowana.</text:p>
      <text:p text:style-name="P3">Jakbym miała ją porównać do czegoś innego, to byłaby to Celestia z „Trzech Stron Medalu”. Czyli postać, która w serialu jest dobra i w porządku, a w fanfiku zmienia się w zwyrodniałą psycholkę. No, może nieco przesadziłam, ale jest bardzo niemiła w stosunku do Trixie, a później również do innych kucyków. Bardzo długo traktowałam to jako wadę i wielu czytelników rzuciło „Dzień, w którym Trixie powiedziała prawdę” właśnie przez to. Jednak pod koniec wszystko się wyjaśnia i powiem, że nawet ma to sens.</text:p>
      <text:p text:style-name="P3">W sumie to sama kontynuowałam lekturę między innymi dlatego, że byłam ciekawa, czy to wszystko się wyjaśni. Czemu Twilight jest taka bucowata? I jaką to prawdę powiedziała Trixie? Hoffman ciągnie to wszystko przez naprawdę wiele stron i co najlepsze – to się nie nudzi. Fanfik jest po prostu wciągający i czyta się go zadziwiająco dobrze, nawet pomimo tak wielkiego zgrzytu.</text:p>
      <text:p text:style-name="P3">Jednak mimo bucowatej Twilight czy niektórych kucy tła, to wciąż mamy ładną kreację reszty Mane 6 (może poza niektórymi klaczami w dialogach) oraz księżniczek i Spike’a. W sumie to w dużej mierze od nich bije ta serialowa atmosfera i przyjemne ciepło, znane z bajki o pastelowych osiołkach. Główne skrzypce gra Fluttershy, która jest bardzo dobrze oddana i w pełni zasługuje na miano Elementu Dobroci.</text:p>
      <text:p text:style-name="P3">Co prawda nie każdemu przypadnie do gustu styl autora, który jest dość kwiecisty, specyficzny i rzekłabym, że czasem przekombinowany, na czym potrafią ucierpieć opisy oraz dialogi, w których dość głupie bohaterki stają się nagle nazbyt elokwentne. Hoffman pisze w sposób bardzo poetycki, ale na całe szczęście nie jest to poetyckość na poziomie młodego grafomana, który myśli, że pojedyncze kryształowe łzy na tle zachodzącego słońca to pomysł 10/10. W zasadzie, to jeśli ktoś zamierza iść w tym kierunku, to radziłabym właśnie przyjrzeć się bliżej między innymi twórczości Hoffmana, bo należy do wąskiego grona osób, którym to wychodzi. Jednak mimo wszystko zdarza mu się przedobrzyć i ma mały problem z powtórzeniami.</text:p>
      <text:p text:style-name="P3">Z innych wad? Pojawia się trochę błędów, ale przeciętny czytelnik raczej nawet ich nie zauważy. Hoffman ma dobry warsztat, który pasuje do takiej wielorozdziałowej obyczajówki, w której znajdzie się również miejsce dla nieco smutków i akcji. Szczególnie że „Dzień, w <text:soft-page-break/>którym Trixie powiedziała prawdę” jest w zasadzie opowiadaniem bardzo serialowym. Może poza tym, że niektóre postacie są bardziej złośliwe i paskudne.</text:p>
      <text:p text:style-name="P3">Jeśli chodzi o fabułę, to cała akcja kręci się w wokół tajemnicy, którą Trixie zdradziła Twilight i choć te dwie są głównymi bohaterkami fanfika, to czytelnicy rozwiązanie poznają dopiero na końcu. Pewnych rzeczy jednak można się domyślić. Poza tym kreacja Trixie na biedną i pokrzywdzoną miejscami jest bardzo przesadzona. I tu nie mam na myśli jedynie tej dziwnej i złej Twilight, bo dla niej wyjaśnienie w fanfiku się znalazło. Dla tych innych kucyków nie. Oczywiście ludzie też bywają okropni, ale tu po prostu momentami przedstawiono to niewiarygodnie.</text:p>
      <text:p text:style-name="P3">Mimo wszystko kolejne rozdziały czyta się szybko i przyjemnie, a to za sprawą atmosfery całej opowieści. Obserwujemy wewnętrzne przemiany dwóch klaczy – Trixie, która wyłazi z dołka i wychodzi na kuce oraz Twilight, która do tego dołka wpada i to na własne życzenie. Dlatego polecam tego fanfika fanom obyczajówek oraz historii serialowych. Bez większych wybuchów i laserów, bez zagłady świata i zagrożenia życia.</text:p>
      <text:p text:style-name="P3">W opowiadaniu pojawia się też inny kontrowersyjny wątek, który jest związany z Pinkie Pie. Sama uważam, że jest słaby. Jednak jest to tylko coś pobocznego i krótkiego, dlatego nie powiem, by był to duży minus. Poza tym mimo wszystko pasowałoby to do serialu – jest do bólu naiwne i infantylne. Trochę szkoda, bo dałoby się to rozwiązać dużo lepiej. Nie wiem, czy autor nie miał pomysłu, czy uznał, że to pasuje.</text:p>
      <text:p text:style-name="P3">Jeśli chodzi o opisy, to jak już wcześniej wspominałam, są dość kwieciste, rozbudowane i poetyckie. Mimo wszystko fanfik nie jest przyciężki i nie powinien nudzić, chyba że ktoś nie jest fanem plasterków życia, które z samej definicji opierają się nieco na czytaniu o niczym. Ale spokojnie, tu opisy budują klimat i tło, a nie wchodzą w otchłanie brudnych zlewów i architektury.</text:p>
      <text:p text:style-name="P3">Komu mogłabym polecić to opowiadanie? Cóż, chyba każdemu, kto ma dość cierpliwości, by doczytać do końca. Bo dzięki końcówce ten fanfik wiele zyskuje. Poza tym powinno się spodobać miłośnikom serialowych klimatów, którzy szukają czegoś innego niż wódka, klacze i lasery. Myślę, że takie osoby się wciągną, bo Hoffman po prostu pisze fajnie, a lektura jego fików daje dużo radochy, a to o to w tym wszystkim chodzi.</text:p>
      <text:p text:style-name="P3"/>
      <text:p text:style-name="P3">Obrazki:</text:p>
      <text:p text:style-name="P3"><text:a xlink:type="simple" xlink:href="https://shinhoffman.deviantart.com/art/The-day-when-Trixie-told-the-truth-702288895" text:style-name="Internet_20_link" text:visited-style-name="Visited_20_Internet_20_Link"><text:span text:style-name="T1">https://shinhoffman.deviantart.com/art/The-day-when-Trixie-told-the-truth-702288895</text:span></text:a></text:p>
      <text:p text:style-name="P3"><text:a xlink:type="simple" xlink:href="https://koveliana.deviantart.com/art/Fluttershy-724884097" text:style-name="Internet_20_link" text:visited-style-name="Visited_20_Internet_20_Link"><text:span text:style-name="T1">https://koveliana.deviantart.com/art/Fluttershy-724884097</text:span></text:a></text:p>
      <text:p text:style-name="P3">https://europamaxima.deviantart.com/art/Canoness-Twilight-2-0-38420807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1-29T23:21:04.179000000</dc:date>
    <meta:editing-duration>PT13M54S</meta:editing-duration>
    <meta:editing-cycles>1</meta:editing-cycles>
    <meta:document-statistic meta:table-count="0" meta:image-count="0" meta:object-count="0" meta:page-count="2" meta:paragraph-count="20" meta:word-count="942" meta:character-count="6267" meta:non-whitespace-character-count="5342"/>
  </office:meta>
</office:document-meta>
</file>